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atient" style:family="table">
      <style:table-properties style:width="6.6931in" table:align="margins"/>
    </style:style>
    <style:style style:name="Patient.A" style:family="table-column">
      <style:table-column-properties style:column-width="2.2313in" style:rel-column-width="21845*"/>
    </style:style>
    <style:style style:name="Patient.A1" style:family="table-cell">
      <style:table-cell-properties fo:padding="0.0382in" fo:border-left="0.05pt solid #000000" fo:border-right="none" fo:border-top="0.05pt solid #000000" fo:border-bottom="0.05pt solid #000000"/>
    </style:style>
    <style:style style:name="Patient.C1" style:family="table-cell">
      <style:table-cell-properties fo:padding="0.0382in" fo:border="0.05pt solid #000000"/>
    </style:style>
    <style:style style:name="Patient.A2" style:family="table-cell">
      <style:table-cell-properties fo:padding="0.0382in" fo:border-left="0.05pt solid #000000" fo:border-right="none" fo:border-top="none" fo:border-bottom="0.05pt solid #000000"/>
    </style:style>
    <style:style style:name="Patient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paragraph-rsid="001f60b4"/>
    </style:style>
    <style:style style:name="P2" style:family="paragraph" style:parent-style-name="Standard">
      <style:text-properties style:font-name="Ubuntu Light" officeooo:paragraph-rsid="001f60b4"/>
    </style:style>
    <style:style style:name="P3" style:family="paragraph" style:parent-style-name="Standard">
      <style:text-properties style:font-name="Ubuntu Light" officeooo:paragraph-rsid="0021cccc"/>
    </style:style>
    <style:style style:name="P4" style:family="paragraph" style:parent-style-name="Table_20_Contents">
      <style:text-properties style:font-name="Ubuntu Light" fo:font-size="9pt" officeooo:paragraph-rsid="001fd58a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5pt" officeooo:rsid="001f60b4" officeooo:paragraph-rsid="001f60b4" style:font-size-asian="15pt" style:font-size-complex="15pt"/>
    </style:style>
    <style:style style:name="P6" style:family="paragraph" style:parent-style-name="Standard">
      <style:text-properties style:font-name="Ubuntu" officeooo:rsid="001f60b4" officeooo:paragraph-rsid="001f60b4"/>
    </style:style>
    <style:style style:name="P7" style:family="paragraph" style:parent-style-name="Standard">
      <style:text-properties style:font-name="Ubuntu Light" officeooo:rsid="001f60b4" officeooo:paragraph-rsid="001f60b4"/>
    </style:style>
    <style:style style:name="P8" style:family="paragraph" style:parent-style-name="Standard">
      <style:text-properties style:font-name="Ubuntu Light" officeooo:rsid="0021cccc" officeooo:paragraph-rsid="0021cccc"/>
    </style:style>
    <style:style style:name="P9" style:family="paragraph" style:parent-style-name="Standard">
      <style:text-properties style:font-name="Ubuntu Light" officeooo:rsid="0021cccc" officeooo:paragraph-rsid="002459ef"/>
    </style:style>
    <style:style style:name="P10" style:family="paragraph" style:parent-style-name="Table_20_Contents">
      <style:text-properties style:font-name="Ubuntu" officeooo:rsid="0021cccc" officeooo:paragraph-rsid="0021cccc"/>
    </style:style>
    <style:style style:name="P11" style:family="paragraph" style:parent-style-name="Table_20_Contents">
      <style:text-properties style:font-name="Ubuntu" fo:font-weight="bold" officeooo:rsid="001f60b4" officeooo:paragraph-rsid="001f60b4" style:font-weight-asian="bold" style:font-weight-complex="bold"/>
    </style:style>
    <style:style style:name="P12" style:family="paragraph" style:parent-style-name="Table_20_Contents">
      <style:text-properties style:font-name="Ubuntu" fo:font-weight="bold" officeooo:rsid="001fd58a" officeooo:paragraph-rsid="001fd58a" style:font-weight-asian="bold" style:font-weight-complex="bold"/>
    </style:style>
    <style:style style:name="P13" style:family="paragraph" style:parent-style-name="Table_20_Contents">
      <style:text-properties style:font-name="Ubuntu Light" officeooo:rsid="0021cccc" officeooo:paragraph-rsid="0021cccc"/>
    </style:style>
    <style:style style:name="P14" style:family="paragraph" style:parent-style-name="Table_20_Contents">
      <style:text-properties style:font-name="Ubuntu Light" fo:font-size="9pt" officeooo:rsid="001f60b4" officeooo:paragraph-rsid="001f60b4" style:font-size-asian="9pt" style:font-size-complex="9pt"/>
    </style:style>
    <style:style style:name="P15" style:family="paragraph" style:parent-style-name="Table_20_Contents">
      <style:text-properties style:font-name="Ubuntu Light" fo:font-size="9pt" officeooo:rsid="0021cccc" officeooo:paragraph-rsid="0021cccc" style:font-size-asian="9pt" style:font-size-complex="9pt"/>
    </style:style>
    <style:style style:name="P16" style:family="paragraph" style:parent-style-name="Table_20_Contents">
      <style:text-properties style:font-name="Ubuntu Light" fo:font-size="9pt" officeooo:rsid="001fd58a" officeooo:paragraph-rsid="001fd58a" style:font-size-asian="9pt" style:font-size-complex="9pt"/>
    </style:style>
    <style:style style:name="T1" style:family="text">
      <style:text-properties officeooo:rsid="001f60b4"/>
    </style:style>
    <style:style style:name="T2" style:family="text">
      <style:text-properties officeooo:rsid="001fd58a"/>
    </style:style>
    <style:style style:name="T3" style:family="text">
      <style:text-properties officeooo:rsid="0021cccc"/>
    </style:style>
    <style:style style:name="T4" style:family="text">
      <style:text-properties style:font-name="Ubuntu Light1" officeooo:rsid="001f60b4"/>
    </style:style>
    <style:style style:name="T5" style:family="text">
      <style:text-properties style:font-name="Ubuntu Light" officeooo:rsid="001f60b4"/>
    </style:style>
    <style:style style:name="T6" style:family="text">
      <style:text-properties officeooo:rsid="0021da38"/>
    </style:style>
    <style:style style:name="T7" style:family="text">
      <style:text-properties officeooo:rsid="00245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droid Application Framework</text:p>
      <text:p text:style-name="P6"/>
      <text:p text:style-name="P6">Aim:-</text:p>
      <text:p text:style-name="P1"><text:span text:style-name="T1"><text:tab/></text:span><text:span text:style-name="T4">Generate Android application by passing parameters of field name and types</text:span></text:p>
      <text:p text:style-name="P6"><text:tab/></text:p>
      <text:p text:style-name="P6"/>
      <text:p text:style-name="P6">Technology:-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nguage</text:p>
          </table:table-cell>
          <table:table-cell table:style-name="Table1.B1" office:value-type="string">
            <text:p text:style-name="P13">PHP, Java, Android</text:p>
          </table:table-cell>
        </table:table-row>
        <table:table-row>
          <table:table-cell table:style-name="Table1.A2" office:value-type="string">
            <text:p text:style-name="P10">Database</text:p>
          </table:table-cell>
          <table:table-cell table:style-name="Table1.B2" office:value-type="string">
            <text:p text:style-name="P13">Sqlite</text:p>
          </table:table-cell>
        </table:table-row>
        <table:table-row>
          <table:table-cell table:style-name="Table1.A2" office:value-type="string">
            <text:p text:style-name="P10">Tools</text:p>
          </table:table-cell>
          <table:table-cell table:style-name="Table1.B2" office:value-type="string">
            <text:p text:style-name="P13">Apstana &amp; Android build tools</text:p>
          </table:table-cell>
        </table:table-row>
        <table:table-row>
          <table:table-cell table:style-name="Table1.A2" office:value-type="string">
            <text:p text:style-name="P10">Others</text:p>
          </table:table-cell>
          <table:table-cell table:style-name="Table1.B2" office:value-type="string">
            <text:p text:style-name="P13">Xml, xsd </text:p>
          </table:table-cell>
        </table:table-row>
        <table:table-row>
          <table:table-cell table:style-name="Table1.A2" office:value-type="string">
            <text:p text:style-name="P10">Web server</text:p>
          </table:table-cell>
          <table:table-cell table:style-name="Table1.B2" office:value-type="string">
            <text:p text:style-name="P13">Apache</text:p>
          </table:table-cell>
        </table:table-row>
      </table:table>
      <text:p text:style-name="P6"/>
      <text:p text:style-name="P6"/>
      <text:p text:style-name="P6">Brief Note:-</text:p>
      <text:p text:style-name="P1"><text:span text:style-name="T1"><text:tab/></text:span><text:span text:style-name="T5">PHP web page will be used to feed required field names and data types. When press generate button, it will generate Android application for the user inputs.</text:span></text:p>
      <text:p text:style-name="P7"/>
      <text:p text:style-name="P2"><text:span text:style-name="T1">For example, If I want to develop Patient System for medicine, I will give fields</text:span><text:span text:style-name="T3"> and data type </text:span><text:span text:style-name="T1">as below, </text:span><text:span text:style-name="T3">then it will generate android activity with equivalent controls.</text:span></text:p>
      <text:p text:style-name="P6"/>
      <table:table table:name="Patient" table:style-name="Patient">
        <table:table-column table:style-name="Patient.A" table:number-columns-repeated="3"/>
        <table:table-row>
          <table:table-cell table:style-name="Patient.A1" office:value-type="string">
            <text:p text:style-name="P11">Field</text:p>
          </table:table-cell>
          <table:table-cell table:style-name="Patient.A1" office:value-type="string">
            <text:p text:style-name="P11">Data type</text:p>
          </table:table-cell>
          <table:table-cell table:style-name="Patient.C1" office:value-type="string">
            <text:p text:style-name="P12">Control in Android</text:p>
          </table:table-cell>
        </table:table-row>
        <table:table-row>
          <table:table-cell table:style-name="Patient.A2" office:value-type="string">
            <text:p text:style-name="P14">Patient Name</text:p>
          </table:table-cell>
          <table:table-cell table:style-name="Patient.A2" office:value-type="string">
            <text:p text:style-name="P14">String(50)</text:p>
          </table:table-cell>
          <table:table-cell table:style-name="Patient.C2" office:value-type="string">
            <text:p text:style-name="P4"><text:span text:style-name="T2">Edit</text:span><text:span text:style-name="T3">Text (Person Name)</text:span></text:p>
          </table:table-cell>
        </table:table-row>
        <table:table-row>
          <table:table-cell table:style-name="Patient.A2" office:value-type="string">
            <text:p text:style-name="P14">Age</text:p>
          </table:table-cell>
          <table:table-cell table:style-name="Patient.A2" office:value-type="string">
            <text:p text:style-name="P14">Number(3)</text:p>
          </table:table-cell>
          <table:table-cell table:style-name="Patient.C2" office:value-type="string">
            <text:p text:style-name="P15">Number</text:p>
          </table:table-cell>
        </table:table-row>
        <table:table-row>
          <table:table-cell table:style-name="Patient.A2" office:value-type="string">
            <text:p text:style-name="P14">Sex</text:p>
          </table:table-cell>
          <table:table-cell table:style-name="Patient.A2" office:value-type="string">
            <text:p text:style-name="P14">Char(1)</text:p>
          </table:table-cell>
          <table:table-cell table:style-name="Patient.C2" office:value-type="string">
            <text:p text:style-name="P15">Radio Button (Male, Female)</text:p>
          </table:table-cell>
        </table:table-row>
        <table:table-row>
          <table:table-cell table:style-name="Patient.A2" office:value-type="string">
            <text:p text:style-name="P14">Blood</text:p>
          </table:table-cell>
          <table:table-cell table:style-name="Patient.A2" office:value-type="string">
            <text:p text:style-name="P14">String(5)</text:p>
          </table:table-cell>
          <table:table-cell table:style-name="Patient.C2" office:value-type="string">
            <text:p text:style-name="P15">Plain Text</text:p>
          </table:table-cell>
        </table:table-row>
        <table:table-row>
          <table:table-cell table:style-name="Patient.A2" office:value-type="string">
            <text:p text:style-name="P14">Profession</text:p>
          </table:table-cell>
          <table:table-cell table:style-name="Patient.A2" office:value-type="string">
            <text:p text:style-name="P14">Array</text:p>
            <text:p text:style-name="P16">List of values will be declared in xml file:</text:p>
            <text:p text:style-name="P14">[Self Employed,</text:p>
            <text:p text:style-name="P16">Teacher,</text:p>
            <text:p text:style-name="P16">Professor,</text:p>
            <text:p text:style-name="P16">Engineer,</text:p>
            <text:p text:style-name="P16">Doctor,</text:p>
            <text:p text:style-name="P16">Fine arts]</text:p>
          </table:table-cell>
          <table:table-cell table:style-name="Patient.C2" office:value-type="string">
            <text:p text:style-name="P15">Spinner</text:p>
          </table:table-cell>
        </table:table-row>
        <table:table-row>
          <table:table-cell table:style-name="Patient.A2" office:value-type="string">
            <text:p text:style-name="P16">Mobile</text:p>
          </table:table-cell>
          <table:table-cell table:style-name="Patient.A2" office:value-type="string">
            <text:p text:style-name="P16">Number(10)</text:p>
          </table:table-cell>
          <table:table-cell table:style-name="Patient.C2" office:value-type="string">
            <text:p text:style-name="P15">Phone</text:p>
          </table:table-cell>
        </table:table-row>
        <table:table-row>
          <table:table-cell table:style-name="Patient.A2" office:value-type="string">
            <text:p text:style-name="P16">Telephone</text:p>
          </table:table-cell>
          <table:table-cell table:style-name="Patient.A2" office:value-type="string">
            <text:p text:style-name="P16">Number(20)</text:p>
          </table:table-cell>
          <table:table-cell table:style-name="Patient.C2" office:value-type="string">
            <text:p text:style-name="P15">Phone</text:p>
          </table:table-cell>
        </table:table-row>
        <table:table-row>
          <table:table-cell table:style-name="Patient.A2" office:value-type="string">
            <text:p text:style-name="P15">Email</text:p>
          </table:table-cell>
          <table:table-cell table:style-name="Patient.A2" office:value-type="string">
            <text:p text:style-name="P15">String(50)</text:p>
          </table:table-cell>
          <table:table-cell table:style-name="Patient.C2" office:value-type="string">
            <text:p text:style-name="P15">Email</text:p>
          </table:table-cell>
        </table:table-row>
        <table:table-row>
          <table:table-cell table:style-name="Patient.A2" office:value-type="string">
            <text:p text:style-name="P16">Building</text:p>
          </table:table-cell>
          <table:table-cell table:style-name="Patient.A2" office:value-type="string">
            <text:p text:style-name="P16">String(100)</text:p>
          </table:table-cell>
          <table:table-cell table:style-name="Patient.C2" office:value-type="string">
            <text:p text:style-name="P15">Plain Text</text:p>
          </table:table-cell>
        </table:table-row>
        <table:table-row>
          <table:table-cell table:style-name="Patient.A2" office:value-type="string">
            <text:p text:style-name="P16">Street</text:p>
          </table:table-cell>
          <table:table-cell table:style-name="Patient.A2" office:value-type="string">
            <text:p text:style-name="P16">String(100)</text:p>
          </table:table-cell>
          <table:table-cell table:style-name="Patient.C2" office:value-type="string">
            <text:p text:style-name="P15">Plain Text</text:p>
          </table:table-cell>
        </table:table-row>
        <table:table-row>
          <table:table-cell table:style-name="Patient.A2" office:value-type="string">
            <text:p text:style-name="P16">Area</text:p>
          </table:table-cell>
          <table:table-cell table:style-name="Patient.A2" office:value-type="string">
            <text:p text:style-name="P16">String(100)</text:p>
          </table:table-cell>
          <table:table-cell table:style-name="Patient.C2" office:value-type="string">
            <text:p text:style-name="P15">Plain Text</text:p>
          </table:table-cell>
        </table:table-row>
        <table:table-row>
          <table:table-cell table:style-name="Patient.A2" office:value-type="string">
            <text:p text:style-name="P16">City</text:p>
          </table:table-cell>
          <table:table-cell table:style-name="Patient.A2" office:value-type="string">
            <text:p text:style-name="P16">String(100)</text:p>
          </table:table-cell>
          <table:table-cell table:style-name="Patient.C2" office:value-type="string">
            <text:p text:style-name="P15">Plain Text</text:p>
          </table:table-cell>
        </table:table-row>
        <table:table-row>
          <table:table-cell table:style-name="Patient.A2" office:value-type="string">
            <text:p text:style-name="P16">Country</text:p>
          </table:table-cell>
          <table:table-cell table:style-name="Patient.A2" office:value-type="string">
            <text:p text:style-name="P16">Array</text:p>
            <text:p text:style-name="P16">List of values will be declared in xml</text:p>
          </table:table-cell>
          <table:table-cell table:style-name="Patient.C2" office:value-type="string">
            <text:p text:style-name="P15">Spinner</text:p>
          </table:table-cell>
        </table:table-row>
        <table:table-row>
          <table:table-cell table:style-name="Patient.A2" office:value-type="string">
            <text:p text:style-name="P16">Pincode</text:p>
          </table:table-cell>
          <table:table-cell table:style-name="Patient.A2" office:value-type="string">
            <text:p text:style-name="P16">Number(6)</text:p>
          </table:table-cell>
          <table:table-cell table:style-name="Patient.C2" office:value-type="string">
            <text:p text:style-name="P4"/>
          </table:table-cell>
        </table:table-row>
        <table:table-row>
          <table:table-cell table:style-name="Patient.A2" office:value-type="string">
            <text:p text:style-name="P16">Next_Appointment</text:p>
          </table:table-cell>
          <table:table-cell table:style-name="Patient.A2" office:value-type="string">
            <text:p text:style-name="P16">Date</text:p>
          </table:table-cell>
          <table:table-cell table:style-name="Patient.C2" office:value-type="string">
            <text:p text:style-name="P4"/>
          </table:table-cell>
        </table:table-row>
        <table:table-row>
          <table:table-cell table:style-name="Patient.A2" office:value-type="string">
            <text:p text:style-name="P16">Allergy</text:p>
          </table:table-cell>
          <table:table-cell table:style-name="Patient.A2" office:value-type="string">
            <text:p text:style-name="P16">String(200)</text:p>
          </table:table-cell>
          <table:table-cell table:style-name="Patient.C2" office:value-type="string">
            <text:p text:style-name="P4"/>
          </table:table-cell>
        </table:table-row>
        <table:table-row>
          <table:table-cell table:style-name="Patient.A2" office:value-type="string">
            <text:p text:style-name="P16">Remarks</text:p>
          </table:table-cell>
          <table:table-cell table:style-name="Patient.A2" office:value-type="string">
            <text:p text:style-name="P16">String(200)</text:p>
          </table:table-cell>
          <table:table-cell table:style-name="Patient.C2" office:value-type="string">
            <text:p text:style-name="P4"/>
          </table:table-cell>
        </table:table-row>
      </table:table>
      <text:p text:style-name="P6"><text:soft-page-break/></text:p>
      <text:p text:style-name="P3"><text:span text:style-name="T3">Activity </text:span><text:span text:style-name="T6">will be binded</text:span><text:span text:style-name="T3"> with sqlite storage. Now Patient System is ready.</text:span></text:p>
      <text:p text:style-name="P8">Finally &lt;application&gt;.apk will generate. It will be easily deploy in any android os devices.</text:p>
      <text:p text:style-name="P8"/>
      <text:p text:style-name="P9"><text:span text:style-name="T7">Web page will be used to feed required field names and data types. Based upon data type, <text:s text:c="2"/>android UI control was mapped automatically. When press generate button, it will generate *.apk file. Activity will be binded with sqlite storage database. It is easy to deploy the generated *.apk file in any android os devices.</text:span></text:p>
      <text:p text:style-name="P9"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maravel </meta:initial-creator>
    <meta:creation-date>2013-09-13T08:31:33</meta:creation-date>
    <dc:date>2013-10-14T09:11:18</dc:date>
    <dc:creator>kumaravel </dc:creator>
    <meta:editing-duration>PT1M39S</meta:editing-duration>
    <meta:editing-cycles>3</meta:editing-cycles>
    <meta:generator>LibreOffice/4.0.2.2$Linux_x86 LibreOffice_project/400m0$Build-2</meta:generator>
    <meta:document-statistic meta:table-count="2" meta:image-count="0" meta:object-count="0" meta:page-count="2" meta:paragraph-count="79" meta:word-count="261" meta:character-count="1630" meta:non-whitespace-character-count="1441"/>
  </office:meta>
</office:document-meta>
</file>